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693in"/>
    </style:style>
    <style:style style:name="co2" style:family="table-column">
      <style:table-column-properties fo:break-before="auto" style:column-width="1.5in"/>
    </style:style>
    <style:style style:name="ro1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1.5pt solid #000000" fo:border-right="none" fo:border-top="1.5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1.5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1.5pt solid #000000" fo:border-left="1.5pt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00a933" fo:border-left="none" fo:border-right="none" fo:border-top="1.5pt solid #000000"/>
    </style:style>
    <style:style style:name="ce6" style:family="table-cell" style:parent-style-name="Default">
      <style:table-cell-properties fo:background-color="#00a933"/>
    </style:style>
    <style:style style:name="ce7" style:family="table-cell" style:parent-style-name="Default">
      <style:table-cell-properties fo:border-bottom="1.5pt solid #000000" fo:background-color="#00a933" fo:border-left="none" fo:border-right="none" fo:border-top="none"/>
    </style:style>
    <style:style style:name="ce8" style:family="table-cell" style:parent-style-name="Default">
      <style:table-cell-properties fo:border-bottom="none" fo:background-color="#00a933" fo:border-left="none" fo:border-right="1.5pt solid #000000" fo:border-top="1.5pt solid #000000"/>
    </style:style>
    <style:style style:name="ce9" style:family="table-cell" style:parent-style-name="Default">
      <style:table-cell-properties fo:border-bottom="none" fo:background-color="#00a933" fo:border-left="none" fo:border-right="1.5pt solid #000000" fo:border-top="none"/>
    </style:style>
    <style:style style:name="ce10" style:family="table-cell" style:parent-style-name="Default">
      <style:table-cell-properties fo:border-bottom="1.5pt solid #000000" fo:background-color="#00a933" fo:border-left="none" fo:border-right="1.5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1_METRIC__gscv_bad_X_bad_y_comparison_dump__score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23" table:default-cell-style-name="Default"/>
        <table:table-row table:style-name="ro1">
          <table:table-cell/>
          <table:table-cell table:style-name="ce1" office:value-type="string" calcext:value-type="string">
            <text:p>n_features_in_</text:p>
          </table:table-cell>
          <table:table-cell table:style-name="ce1" office:value-type="string" calcext:value-type="string">
            <text:p>feature_names_in_</text:p>
          </table:table-cell>
          <table:table-cell table:style-name="ce1" office:value-type="string" calcext:value-type="string">
            <text:p>classes_</text:p>
          </table:table-cell>
          <table:table-cell table:style-name="ce1" office:value-type="string" calcext:value-type="string">
            <text:p>score</text:p>
          </table:table-cell>
          <table:table-cell table:style-name="ce1" table:number-columns-repeated="1019"/>
        </table:table-row>
        <table:table-row table:style-name="ro1">
          <table:table-cell table:style-name="ce2" office:value-type="string" calcext:value-type="string">
            <text:p>good_X_good_y_array_sklearn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'GridSearchCV' object has no attribute 'feature_names_in_'</text:p>
          </table:table-cell>
          <table:table-cell table:style-name="ce5" office:value-type="string" calcext:value-type="string">
            <text:p>[0 1]</text:p>
          </table:table-cell>
          <table:table-cell table:style-name="ce8" office:value-type="float" office:value="0.802750275027503" calcext:value-type="float">
            <text:p>0.80275027502750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good_X_good_y_array_dask</text:p>
          </table:table-cell>
          <table:table-cell table:style-name="ce6" office:value-type="string" calcext:value-type="string">
            <text:p>'GridSearchCV' object has no attribute 'n_features_in_'</text:p>
          </table:table-cell>
          <table:table-cell table:style-name="ce6" office:value-type="string" calcext:value-type="string">
            <text:p>'GridSearchCV' object has no attribute 'feature_names_in_'</text:p>
          </table:table-cell>
          <table:table-cell table:style-name="ce6" office:value-type="string" calcext:value-type="string">
            <text:p>'LogisticRegression' object has no attribute 'classes_'</text:p>
          </table:table-cell>
          <table:table-cell table:style-name="ce9" office:value-type="float" office:value="0.805720572057206" calcext:value-type="float">
            <text:p>0.80572057205720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good_X_good_y_array_gstcv_sklearn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'GridSearchThresholdCV' object has no attribute 'feature_names_in_'</text:p>
          </table:table-cell>
          <table:table-cell table:style-name="ce6" office:value-type="string" calcext:value-type="string">
            <text:p>[0 1]</text:p>
          </table:table-cell>
          <table:table-cell table:style-name="ce9" office:value-type="float" office:value="0.80948094809481" calcext:value-type="float">
            <text:p>0.8094809480948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good_X_good_y_array_gstcv_dask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'GridSearchThresholdCV' object has no attribute 'feature_names_in_'</text:p>
          </table:table-cell>
          <table:table-cell table:style-name="ce7" office:value-type="string" calcext:value-type="string">
            <text:p>[0 1]</text:p>
          </table:table-cell>
          <table:table-cell table:style-name="ce10" office:value-type="float" office:value="0.807460746074607" calcext:value-type="float">
            <text:p>0.80746074607460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ood_X_good_y_dataframe_sklearn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['a' 'b' 'c' 'd' 'e' 'f' 'g' 'h' 'i' 'j']</text:p>
          </table:table-cell>
          <table:table-cell table:style-name="ce5" office:value-type="string" calcext:value-type="string">
            <text:p>[0 1]</text:p>
          </table:table-cell>
          <table:table-cell table:style-name="ce8" office:value-type="float" office:value="0.802750275027503" calcext:value-type="float">
            <text:p>0.80275027502750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good_X_good_y_dataframe_dask</text:p>
          </table:table-cell>
          <table:table-cell table:style-name="ce6" office:value-type="string" calcext:value-type="string">
            <text:p>'GridSearchCV' object has no attribute 'n_features_in_'</text:p>
          </table:table-cell>
          <table:table-cell table:style-name="ce6" office:value-type="string" calcext:value-type="string">
            <text:p>'GridSearchCV' object has no attribute 'feature_names_in_'</text:p>
          </table:table-cell>
          <table:table-cell table:style-name="ce6" office:value-type="string" calcext:value-type="string">
            <text:p>'LogisticRegression' object has no attribute 'classes_'</text:p>
          </table:table-cell>
          <table:table-cell table:style-name="ce9" office:value-type="string" calcext:value-type="string">
            <text:p>This estimator does not support dask dataframes. This might be resolved with one of</text:p>
            <text:p/>
            <text:p>    1. ddf.to_dask_array(lengths=True)</text:p>
            <text:p>    2. ddf.to_dask_array()  # may cause other issues because of unknown chunk sizes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good_X_good_y_dataframe_gstcv_sklearn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['a' 'b' 'c' 'd' 'e' 'f' 'g' 'h' 'i' 'j']</text:p>
          </table:table-cell>
          <table:table-cell table:style-name="ce6" office:value-type="string" calcext:value-type="string">
            <text:p>[0 1]</text:p>
          </table:table-cell>
          <table:table-cell table:style-name="ce9" office:value-type="float" office:value="0.80948094809481" calcext:value-type="float">
            <text:p>0.8094809480948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good_X_good_y_dataframe_gstcv_dask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['a' 'b' 'c' 'd' 'e' 'f' 'g' 'h' 'i' 'j']</text:p>
          </table:table-cell>
          <table:table-cell table:style-name="ce7" office:value-type="string" calcext:value-type="string">
            <text:p>[0 1]</text:p>
          </table:table-cell>
          <table:table-cell table:style-name="ce10" office:value-type="string" calcext:value-type="string">
            <text:p>This estimator does not support dask dataframes. This might be resolved with one of</text:p>
            <text:p/>
            <text:p>    1. ddf.to_dask_array(lengths=True)</text:p>
            <text:p>    2. ddf.to_dask_array()  # may cause other issues because of unknown chunk siz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ood_X_bad_features_y_array_sklearn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'GridSearchCV' object has no attribute 'feature_names_in_'</text:p>
          </table:table-cell>
          <table:table-cell table:style-name="ce5" office:value-type="string" calcext:value-type="string">
            <text:p>[0 1]</text:p>
          </table:table-cell>
          <table:table-cell table:style-name="ce8" office:value-type="string" calcext:value-type="string">
            <text:p>Classification metrics can't handle a mix of multilabel-indicator and binary targets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good_X_bad_features_y_array_dask</text:p>
          </table:table-cell>
          <table:table-cell table:style-name="ce6" office:value-type="string" calcext:value-type="string">
            <text:p>'GridSearchCV' object has no attribute 'n_features_in_'</text:p>
          </table:table-cell>
          <table:table-cell table:style-name="ce6" office:value-type="string" calcext:value-type="string">
            <text:p>'GridSearchCV' object has no attribute 'feature_names_in_'</text:p>
          </table:table-cell>
          <table:table-cell table:style-name="ce6" office:value-type="string" calcext:value-type="string">
            <text:p>'LogisticRegression' object has no attribute 'classes_'</text:p>
          </table:table-cell>
          <table:table-cell table:style-name="ce9" office:value-type="string" calcext:value-type="string">
            <text:p>Classification metrics can't handle a mix of multilabel-indicator and binary targets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good_X_bad_features_y_array_gstcv_sklearn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'GridSearchThresholdCV' object has no attribute 'feature_names_in_'</text:p>
          </table:table-cell>
          <table:table-cell table:style-name="ce6" office:value-type="string" calcext:value-type="string">
            <text:p>[0 1]</text:p>
          </table:table-cell>
          <table:table-cell table:style-name="ce9" office:value-type="string" calcext:value-type="string">
            <text:p>Classification metrics can't handle a mix of multilabel-indicator and binary target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good_X_bad_features_y_array_gstcv_dask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'GridSearchThresholdCV' object has no attribute 'feature_names_in_'</text:p>
          </table:table-cell>
          <table:table-cell table:style-name="ce7" office:value-type="string" calcext:value-type="string">
            <text:p>[0 1]</text:p>
          </table:table-cell>
          <table:table-cell table:style-name="ce10" office:value-type="string" calcext:value-type="string">
            <text:p>Classification metrics can't handle a mix of multilabel-indicator and binary target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ood_X_bad_features_y_dataframe_sklearn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['a' 'b' 'c' 'd' 'e' 'f' 'g' 'h' 'i' 'j']</text:p>
          </table:table-cell>
          <table:table-cell table:style-name="ce5" office:value-type="string" calcext:value-type="string">
            <text:p>[0 1]</text:p>
          </table:table-cell>
          <table:table-cell table:style-name="ce8" office:value-type="string" calcext:value-type="string">
            <text:p>Classification metrics can't handle a mix of multilabel-indicator and binary targets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good_X_bad_features_y_dataframe_dask</text:p>
          </table:table-cell>
          <table:table-cell table:style-name="ce6" office:value-type="string" calcext:value-type="string">
            <text:p>'GridSearchCV' object has no attribute 'n_features_in_'</text:p>
          </table:table-cell>
          <table:table-cell table:style-name="ce6" office:value-type="string" calcext:value-type="string">
            <text:p>'GridSearchCV' object has no attribute 'feature_names_in_'</text:p>
          </table:table-cell>
          <table:table-cell table:style-name="ce6" office:value-type="string" calcext:value-type="string">
            <text:p>'LogisticRegression' object has no attribute 'classes_'</text:p>
          </table:table-cell>
          <table:table-cell table:style-name="ce9" office:value-type="string" calcext:value-type="string">
            <text:p>This estimator does not support dask dataframes. This might be resolved with one of</text:p>
            <text:p/>
            <text:p>    1. ddf.to_dask_array(lengths=True)</text:p>
            <text:p>    2. ddf.to_dask_array()  # may cause other issues because of unknown chunk sizes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good_X_bad_features_y_dataframe_gstcv_sklearn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['a' 'b' 'c' 'd' 'e' 'f' 'g' 'h' 'i' 'j']</text:p>
          </table:table-cell>
          <table:table-cell table:style-name="ce6" office:value-type="string" calcext:value-type="string">
            <text:p>[0 1]</text:p>
          </table:table-cell>
          <table:table-cell table:style-name="ce9" office:value-type="string" calcext:value-type="string">
            <text:p>Classification metrics can't handle a mix of multilabel-indicator and binary target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good_X_bad_features_y_dataframe_gstcv_dask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['a' 'b' 'c' 'd' 'e' 'f' 'g' 'h' 'i' 'j']</text:p>
          </table:table-cell>
          <table:table-cell table:style-name="ce7" office:value-type="string" calcext:value-type="string">
            <text:p>[0 1]</text:p>
          </table:table-cell>
          <table:table-cell table:style-name="ce10" office:value-type="string" calcext:value-type="string">
            <text:p>This estimator does not support dask dataframes. This might be resolved with one of</text:p>
            <text:p/>
            <text:p>    1. ddf.to_dask_array(lengths=True)</text:p>
            <text:p>    2. ddf.to_dask_array()  # may cause other issues because of unknown chunk siz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ood_X_bad_classes_y_array_sklearn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'GridSearchCV' object has no attribute 'feature_names_in_'</text:p>
          </table:table-cell>
          <table:table-cell table:style-name="ce5" office:value-type="string" calcext:value-type="string">
            <text:p>[0 1]</text:p>
          </table:table-cell>
          <table:table-cell table:style-name="ce8" office:value-type="float" office:value="0.313659390255135" calcext:value-type="float">
            <text:p>0.31365939025513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good_X_bad_classes_y_array_dask</text:p>
          </table:table-cell>
          <table:table-cell table:style-name="ce6" office:value-type="string" calcext:value-type="string">
            <text:p>'GridSearchCV' object has no attribute 'n_features_in_'</text:p>
          </table:table-cell>
          <table:table-cell table:style-name="ce6" office:value-type="string" calcext:value-type="string">
            <text:p>'GridSearchCV' object has no attribute 'feature_names_in_'</text:p>
          </table:table-cell>
          <table:table-cell table:style-name="ce6" office:value-type="string" calcext:value-type="string">
            <text:p>'LogisticRegression' object has no attribute 'classes_'</text:p>
          </table:table-cell>
          <table:table-cell table:style-name="ce9" office:value-type="float" office:value="0.315685732707009" calcext:value-type="float">
            <text:p>0.31568573270700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good_X_bad_classes_y_array_gstcv_sklearn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'GridSearchThresholdCV' object has no attribute 'feature_names_in_'</text:p>
          </table:table-cell>
          <table:table-cell table:style-name="ce6" office:value-type="string" calcext:value-type="string">
            <text:p>[0 1]</text:p>
          </table:table-cell>
          <table:table-cell table:style-name="ce9" office:value-type="float" office:value="0.316723465659636" calcext:value-type="float">
            <text:p>0.316723465659636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good_X_bad_classes_y_array_gstcv_dask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'GridSearchThresholdCV' object has no attribute 'feature_names_in_'</text:p>
          </table:table-cell>
          <table:table-cell table:style-name="ce7" office:value-type="string" calcext:value-type="string">
            <text:p>[0 1]</text:p>
          </table:table-cell>
          <table:table-cell table:style-name="ce10" office:value-type="float" office:value="0.315713364649535" calcext:value-type="float">
            <text:p>0.31571336464953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ood_X_bad_classes_y_dataframe_sklearn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['a' 'b' 'c' 'd' 'e' 'f' 'g' 'h' 'i' 'j']</text:p>
          </table:table-cell>
          <table:table-cell table:style-name="ce5" office:value-type="string" calcext:value-type="string">
            <text:p>[0 1]</text:p>
          </table:table-cell>
          <table:table-cell table:style-name="ce8" office:value-type="float" office:value="0.313659390255135" calcext:value-type="float">
            <text:p>0.31365939025513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good_X_bad_classes_y_dataframe_dask</text:p>
          </table:table-cell>
          <table:table-cell table:style-name="ce6" office:value-type="string" calcext:value-type="string">
            <text:p>'GridSearchCV' object has no attribute 'n_features_in_'</text:p>
          </table:table-cell>
          <table:table-cell table:style-name="ce6" office:value-type="string" calcext:value-type="string">
            <text:p>'GridSearchCV' object has no attribute 'feature_names_in_'</text:p>
          </table:table-cell>
          <table:table-cell table:style-name="ce6" office:value-type="string" calcext:value-type="string">
            <text:p>'LogisticRegression' object has no attribute 'classes_'</text:p>
          </table:table-cell>
          <table:table-cell table:style-name="ce9" office:value-type="string" calcext:value-type="string">
            <text:p>This estimator does not support dask dataframes. This might be resolved with one of</text:p>
            <text:p/>
            <text:p>    1. ddf.to_dask_array(lengths=True)</text:p>
            <text:p>    2. ddf.to_dask_array()  # may cause other issues because of unknown chunk sizes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good_X_bad_classes_y_dataframe_gstcv_sklearn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['a' 'b' 'c' 'd' 'e' 'f' 'g' 'h' 'i' 'j']</text:p>
          </table:table-cell>
          <table:table-cell table:style-name="ce6" office:value-type="string" calcext:value-type="string">
            <text:p>[0 1]</text:p>
          </table:table-cell>
          <table:table-cell table:style-name="ce9" office:value-type="float" office:value="0.316723465659636" calcext:value-type="float">
            <text:p>0.316723465659636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good_X_bad_classes_y_dataframe_gstcv_dask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['a' 'b' 'c' 'd' 'e' 'f' 'g' 'h' 'i' 'j']</text:p>
          </table:table-cell>
          <table:table-cell table:style-name="ce7" office:value-type="string" calcext:value-type="string">
            <text:p>[0 1]</text:p>
          </table:table-cell>
          <table:table-cell table:style-name="ce10" office:value-type="string" calcext:value-type="string">
            <text:p>This estimator does not support dask dataframes. This might be resolved with one of</text:p>
            <text:p/>
            <text:p>    1. ddf.to_dask_array(lengths=True)</text:p>
            <text:p>    2. ddf.to_dask_array()  # may cause other issues because of unknown chunk siz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ad_X_good_y_array_sklearn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'GridSearchCV' object has no attribute 'feature_names_in_'</text:p>
          </table:table-cell>
          <table:table-cell table:style-name="ce5" office:value-type="string" calcext:value-type="string">
            <text:p>[0 1]</text:p>
          </table:table-cell>
          <table:table-cell table:style-name="ce8" office:value-type="string" calcext:value-type="string">
            <text:p>X has 20 features, but LogisticRegression is expecting 10 features as input.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ad_X_good_y_array_dask</text:p>
          </table:table-cell>
          <table:table-cell table:style-name="ce6" office:value-type="string" calcext:value-type="string">
            <text:p>'GridSearchCV' object has no attribute 'n_features_in_'</text:p>
          </table:table-cell>
          <table:table-cell table:style-name="ce6" office:value-type="string" calcext:value-type="string">
            <text:p>'GridSearchCV' object has no attribute 'feature_names_in_'</text:p>
          </table:table-cell>
          <table:table-cell table:style-name="ce6" office:value-type="string" calcext:value-type="string">
            <text:p>'LogisticRegression' object has no attribute 'classes_'</text:p>
          </table:table-cell>
          <table:table-cell table:style-name="ce9" office:value-type="string" calcext:value-type="string">
            <text:p>Chunks do not add up to shape. Got chunks=((20,),), shape=(10,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ad_X_good_y_array_gstcv_sklearn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'GridSearchThresholdCV' object has no attribute 'feature_names_in_'</text:p>
          </table:table-cell>
          <table:table-cell table:style-name="ce6" office:value-type="string" calcext:value-type="string">
            <text:p>[0 1]</text:p>
          </table:table-cell>
          <table:table-cell table:style-name="ce9" office:value-type="string" calcext:value-type="string">
            <text:p>X has 20 features, but LogisticRegression is expecting 10 features as input.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bad_X_good_y_array_gstcv_dask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'GridSearchThresholdCV' object has no attribute 'feature_names_in_'</text:p>
          </table:table-cell>
          <table:table-cell table:style-name="ce7" office:value-type="string" calcext:value-type="string">
            <text:p>[0 1]</text:p>
          </table:table-cell>
          <table:table-cell table:style-name="ce10" office:value-type="string" calcext:value-type="string">
            <text:p>Chunks do not add up to shape. Got chunks=((20,),), shape=(10,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ad_X_good_y_dataframe_sklearn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['a' 'b' 'c' 'd' 'e' 'f' 'g' 'h' 'i' 'j']</text:p>
          </table:table-cell>
          <table:table-cell table:style-name="ce5" office:value-type="string" calcext:value-type="string">
            <text:p>[0 1]</text:p>
          </table:table-cell>
          <table:table-cell table:style-name="ce8" office:value-type="string" calcext:value-type="string">
            <text:p>The feature names should match those that were passed during fit.</text:p>
            <text:p>Feature names unseen at fit time:</text:p>
            <text:p>- k</text:p>
            <text:p>- l</text:p>
            <text:p>- m</text:p>
            <text:p>- n</text:p>
            <text:p>- o</text:p>
            <text:p>- ...</text:p>
            <text:p/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ad_X_good_y_dataframe_dask</text:p>
          </table:table-cell>
          <table:table-cell table:style-name="ce6" office:value-type="string" calcext:value-type="string">
            <text:p>'GridSearchCV' object has no attribute 'n_features_in_'</text:p>
          </table:table-cell>
          <table:table-cell table:style-name="ce6" office:value-type="string" calcext:value-type="string">
            <text:p>'GridSearchCV' object has no attribute 'feature_names_in_'</text:p>
          </table:table-cell>
          <table:table-cell table:style-name="ce6" office:value-type="string" calcext:value-type="string">
            <text:p>'LogisticRegression' object has no attribute 'classes_'</text:p>
          </table:table-cell>
          <table:table-cell table:style-name="ce9" office:value-type="string" calcext:value-type="string">
            <text:p>This estimator does not support dask dataframes. This might be resolved with one of</text:p>
            <text:p/>
            <text:p>    1. ddf.to_dask_array(lengths=True)</text:p>
            <text:p>    2. ddf.to_dask_array()  # may cause other issues because of unknown chunk sizes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ad_X_good_y_dataframe_gstcv_sklearn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['a' 'b' 'c' 'd' 'e' 'f' 'g' 'h' 'i' 'j']</text:p>
          </table:table-cell>
          <table:table-cell table:style-name="ce6" office:value-type="string" calcext:value-type="string">
            <text:p>[0 1]</text:p>
          </table:table-cell>
          <table:table-cell table:style-name="ce9" office:value-type="string" calcext:value-type="string">
            <text:p>The feature names should match those that were passed during fit.</text:p>
            <text:p>Feature names unseen at fit time:</text:p>
            <text:p>- k</text:p>
            <text:p>- l</text:p>
            <text:p>- m</text:p>
            <text:p>- n</text:p>
            <text:p>- o</text:p>
            <text:p>- ...</text:p>
            <text:p/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bad_X_good_y_dataframe_gstcv_dask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['a' 'b' 'c' 'd' 'e' 'f' 'g' 'h' 'i' 'j']</text:p>
          </table:table-cell>
          <table:table-cell table:style-name="ce7" office:value-type="string" calcext:value-type="string">
            <text:p>[0 1]</text:p>
          </table:table-cell>
          <table:table-cell table:style-name="ce10" office:value-type="string" calcext:value-type="string">
            <text:p>This estimator does not support dask dataframes. This might be resolved with one of</text:p>
            <text:p/>
            <text:p>    1. ddf.to_dask_array(lengths=True)</text:p>
            <text:p>    2. ddf.to_dask_array()  # may cause other issues because of unknown chunk siz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ad_X_bad_features_y_array_sklearn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'GridSearchCV' object has no attribute 'feature_names_in_'</text:p>
          </table:table-cell>
          <table:table-cell table:style-name="ce5" office:value-type="string" calcext:value-type="string">
            <text:p>[0 1]</text:p>
          </table:table-cell>
          <table:table-cell table:style-name="ce8" office:value-type="string" calcext:value-type="string">
            <text:p>X has 20 features, but LogisticRegression is expecting 10 features as input.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ad_X_bad_features_y_array_dask</text:p>
          </table:table-cell>
          <table:table-cell table:style-name="ce6" office:value-type="string" calcext:value-type="string">
            <text:p>'GridSearchCV' object has no attribute 'n_features_in_'</text:p>
          </table:table-cell>
          <table:table-cell table:style-name="ce6" office:value-type="string" calcext:value-type="string">
            <text:p>'GridSearchCV' object has no attribute 'feature_names_in_'</text:p>
          </table:table-cell>
          <table:table-cell table:style-name="ce6" office:value-type="string" calcext:value-type="string">
            <text:p>'LogisticRegression' object has no attribute 'classes_'</text:p>
          </table:table-cell>
          <table:table-cell table:style-name="ce9" office:value-type="string" calcext:value-type="string">
            <text:p>Chunks do not add up to shape. Got chunks=((20,),), shape=(10,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ad_X_bad_features_y_array_gstcv_sklearn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'GridSearchThresholdCV' object has no attribute 'feature_names_in_'</text:p>
          </table:table-cell>
          <table:table-cell table:style-name="ce6" office:value-type="string" calcext:value-type="string">
            <text:p>[0 1]</text:p>
          </table:table-cell>
          <table:table-cell table:style-name="ce9" office:value-type="string" calcext:value-type="string">
            <text:p>X has 20 features, but LogisticRegression is expecting 10 features as input.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bad_X_bad_features_y_array_gstcv_dask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'GridSearchThresholdCV' object has no attribute 'feature_names_in_'</text:p>
          </table:table-cell>
          <table:table-cell table:style-name="ce7" office:value-type="string" calcext:value-type="string">
            <text:p>[0 1]</text:p>
          </table:table-cell>
          <table:table-cell table:style-name="ce10" office:value-type="string" calcext:value-type="string">
            <text:p>Chunks do not add up to shape. Got chunks=((20,),), shape=(10,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ad_X_bad_features_y_dataframe_sklearn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['a' 'b' 'c' 'd' 'e' 'f' 'g' 'h' 'i' 'j']</text:p>
          </table:table-cell>
          <table:table-cell table:style-name="ce5" office:value-type="string" calcext:value-type="string">
            <text:p>[0 1]</text:p>
          </table:table-cell>
          <table:table-cell table:style-name="ce8" office:value-type="string" calcext:value-type="string">
            <text:p>The feature names should match those that were passed during fit.</text:p>
            <text:p>Feature names unseen at fit time:</text:p>
            <text:p>- k</text:p>
            <text:p>- l</text:p>
            <text:p>- m</text:p>
            <text:p>- n</text:p>
            <text:p>- o</text:p>
            <text:p>- ...</text:p>
            <text:p/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ad_X_bad_features_y_dataframe_dask</text:p>
          </table:table-cell>
          <table:table-cell table:style-name="ce6" office:value-type="string" calcext:value-type="string">
            <text:p>'GridSearchCV' object has no attribute 'n_features_in_'</text:p>
          </table:table-cell>
          <table:table-cell table:style-name="ce6" office:value-type="string" calcext:value-type="string">
            <text:p>'GridSearchCV' object has no attribute 'feature_names_in_'</text:p>
          </table:table-cell>
          <table:table-cell table:style-name="ce6" office:value-type="string" calcext:value-type="string">
            <text:p>'LogisticRegression' object has no attribute 'classes_'</text:p>
          </table:table-cell>
          <table:table-cell table:style-name="ce9" office:value-type="string" calcext:value-type="string">
            <text:p>This estimator does not support dask dataframes. This might be resolved with one of</text:p>
            <text:p/>
            <text:p>    1. ddf.to_dask_array(lengths=True)</text:p>
            <text:p>    2. ddf.to_dask_array()  # may cause other issues because of unknown chunk sizes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ad_X_bad_features_y_dataframe_gstcv_sklearn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['a' 'b' 'c' 'd' 'e' 'f' 'g' 'h' 'i' 'j']</text:p>
          </table:table-cell>
          <table:table-cell table:style-name="ce6" office:value-type="string" calcext:value-type="string">
            <text:p>[0 1]</text:p>
          </table:table-cell>
          <table:table-cell table:style-name="ce9" office:value-type="string" calcext:value-type="string">
            <text:p>The feature names should match those that were passed during fit.</text:p>
            <text:p>Feature names unseen at fit time:</text:p>
            <text:p>- k</text:p>
            <text:p>- l</text:p>
            <text:p>- m</text:p>
            <text:p>- n</text:p>
            <text:p>- o</text:p>
            <text:p>- ...</text:p>
            <text:p/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bad_X_bad_features_y_dataframe_gstcv_dask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['a' 'b' 'c' 'd' 'e' 'f' 'g' 'h' 'i' 'j']</text:p>
          </table:table-cell>
          <table:table-cell table:style-name="ce7" office:value-type="string" calcext:value-type="string">
            <text:p>[0 1]</text:p>
          </table:table-cell>
          <table:table-cell table:style-name="ce10" office:value-type="string" calcext:value-type="string">
            <text:p>This estimator does not support dask dataframes. This might be resolved with one of</text:p>
            <text:p/>
            <text:p>    1. ddf.to_dask_array(lengths=True)</text:p>
            <text:p>    2. ddf.to_dask_array()  # may cause other issues because of unknown chunk siz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ad_X_bad_classes_y_array_sklearn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'GridSearchCV' object has no attribute 'feature_names_in_'</text:p>
          </table:table-cell>
          <table:table-cell table:style-name="ce5" office:value-type="string" calcext:value-type="string">
            <text:p>[0 1]</text:p>
          </table:table-cell>
          <table:table-cell table:style-name="ce8" office:value-type="string" calcext:value-type="string">
            <text:p>X has 20 features, but LogisticRegression is expecting 10 features as input.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ad_X_bad_classes_y_array_dask</text:p>
          </table:table-cell>
          <table:table-cell table:style-name="ce6" office:value-type="string" calcext:value-type="string">
            <text:p>'GridSearchCV' object has no attribute 'n_features_in_'</text:p>
          </table:table-cell>
          <table:table-cell table:style-name="ce6" office:value-type="string" calcext:value-type="string">
            <text:p>'GridSearchCV' object has no attribute 'feature_names_in_'</text:p>
          </table:table-cell>
          <table:table-cell table:style-name="ce6" office:value-type="string" calcext:value-type="string">
            <text:p>'LogisticRegression' object has no attribute 'classes_'</text:p>
          </table:table-cell>
          <table:table-cell table:style-name="ce9" office:value-type="string" calcext:value-type="string">
            <text:p>Chunks do not add up to shape. Got chunks=((20,),), shape=(10,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ad_X_bad_classes_y_array_gstcv_sklearn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'GridSearchThresholdCV' object has no attribute 'feature_names_in_'</text:p>
          </table:table-cell>
          <table:table-cell table:style-name="ce6" office:value-type="string" calcext:value-type="string">
            <text:p>[0 1]</text:p>
          </table:table-cell>
          <table:table-cell table:style-name="ce9" office:value-type="string" calcext:value-type="string">
            <text:p>X has 20 features, but LogisticRegression is expecting 10 features as input.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bad_X_bad_classes_y_array_gstcv_dask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'GridSearchThresholdCV' object has no attribute 'feature_names_in_'</text:p>
          </table:table-cell>
          <table:table-cell table:style-name="ce7" office:value-type="string" calcext:value-type="string">
            <text:p>[0 1]</text:p>
          </table:table-cell>
          <table:table-cell table:style-name="ce10" office:value-type="string" calcext:value-type="string">
            <text:p>Chunks do not add up to shape. Got chunks=((20,),), shape=(10,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ad_X_bad_classes_y_dataframe_sklearn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['a' 'b' 'c' 'd' 'e' 'f' 'g' 'h' 'i' 'j']</text:p>
          </table:table-cell>
          <table:table-cell table:style-name="ce5" office:value-type="string" calcext:value-type="string">
            <text:p>[0 1]</text:p>
          </table:table-cell>
          <table:table-cell table:style-name="ce8" office:value-type="string" calcext:value-type="string">
            <text:p>The feature names should match those that were passed during fit.</text:p>
            <text:p>Feature names unseen at fit time:</text:p>
            <text:p>- k</text:p>
            <text:p>- l</text:p>
            <text:p>- m</text:p>
            <text:p>- n</text:p>
            <text:p>- o</text:p>
            <text:p>- ...</text:p>
            <text:p/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ad_X_bad_classes_y_dataframe_dask</text:p>
          </table:table-cell>
          <table:table-cell table:style-name="ce6" office:value-type="string" calcext:value-type="string">
            <text:p>'GridSearchCV' object has no attribute 'n_features_in_'</text:p>
          </table:table-cell>
          <table:table-cell table:style-name="ce6" office:value-type="string" calcext:value-type="string">
            <text:p>'GridSearchCV' object has no attribute 'feature_names_in_'</text:p>
          </table:table-cell>
          <table:table-cell table:style-name="ce6" office:value-type="string" calcext:value-type="string">
            <text:p>'LogisticRegression' object has no attribute 'classes_'</text:p>
          </table:table-cell>
          <table:table-cell table:style-name="ce9" office:value-type="string" calcext:value-type="string">
            <text:p>This estimator does not support dask dataframes. This might be resolved with one of</text:p>
            <text:p/>
            <text:p>    1. ddf.to_dask_array(lengths=True)</text:p>
            <text:p>    2. ddf.to_dask_array()  # may cause other issues because of unknown chunk sizes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ad_X_bad_classes_y_dataframe_gstcv_sklearn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['a' 'b' 'c' 'd' 'e' 'f' 'g' 'h' 'i' 'j']</text:p>
          </table:table-cell>
          <table:table-cell table:style-name="ce6" office:value-type="string" calcext:value-type="string">
            <text:p>[0 1]</text:p>
          </table:table-cell>
          <table:table-cell table:style-name="ce9" office:value-type="string" calcext:value-type="string">
            <text:p>The feature names should match those that were passed during fit.</text:p>
            <text:p>Feature names unseen at fit time:</text:p>
            <text:p>- k</text:p>
            <text:p>- l</text:p>
            <text:p>- m</text:p>
            <text:p>- n</text:p>
            <text:p>- o</text:p>
            <text:p>- ...</text:p>
            <text:p/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bad_X_bad_classes_y_dataframe_gstcv_dask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['a' 'b' 'c' 'd' 'e' 'f' 'g' 'h' 'i' 'j']</text:p>
          </table:table-cell>
          <table:table-cell table:style-name="ce7" office:value-type="string" calcext:value-type="string">
            <text:p>[0 1]</text:p>
          </table:table-cell>
          <table:table-cell table:style-name="ce10" office:value-type="string" calcext:value-type="string">
            <text:p>This estimator does not support dask dataframes. This might be resolved with one of</text:p>
            <text:p/>
            <text:p>    1. ddf.to_dask_array(lengths=True)</text:p>
            <text:p>    2. ddf.to_dask_array()  # may cause other issues because of unknown chunk sizes</text:p>
          </table:table-cell>
          <table:table-cell table:number-columns-repeated="1019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26T12:38:42.939535689</dc:date>
    <meta:editing-duration>PT5M33S</meta:editing-duration>
    <meta:editing-cycles>3</meta:editing-cycles>
    <meta:generator>LibreOffice/7.3.7.2$Linux_X86_64 LibreOffice_project/30$Build-2</meta:generator>
    <meta:document-statistic meta:table-count="1" meta:cell-count="244" meta:object-count="0"/>
  </office:meta>
</office:document-meta>
</file>